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Incident Kinetic Energy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Pion</text:p>
          </table:table-cell>
          <table:table-cell table:style-name="ce1" office:value-type="string" calcext:value-type="string">
            <text:p>Muon</text:p>
          </table:table-cell>
          <table:table-cell table:style-name="ce1" office:value-type="string" calcext:value-type="string">
            <text:p>Electron</text:p>
          </table:table-cell>
          <table:table-cell table:style-name="ce1" office:value-type="string" calcext:value-type="string">
            <text:p>Photon</text:p>
          </table:table-cell>
          <table:table-cell table:style-name="ce1" office:value-type="string" calcext:value-type="string">
            <text:p>Kaon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float" office:value="303500" calcext:value-type="float">
            <text:p>303500</text:p>
          </table:table-cell>
          <table:table-cell table:style-name="ce1"/>
          <table:table-cell table:style-name="ce1" table:formula="of:=0.484*0.75" office:value-type="float" office:value="0.363" calcext:value-type="float">
            <text:p>0.363</text:p>
          </table:table-cell>
          <table:table-cell table:style-name="ce1" table:formula="of:=0.022*0.9" office:value-type="float" office:value="0.0198" calcext:value-type="float">
            <text:p>0.0198</text:p>
          </table:table-cell>
          <table:table-cell table:style-name="ce1" table:formula="of:=0.409*0.036" office:value-type="float" office:value="0.014724" calcext:value-type="float">
            <text:p>0.014724</text:p>
          </table:table-cell>
          <table:table-cell table:style-name="ce1" table:formula="of:=0.084*0.009" office:value-type="float" office:value="0.000756" calcext:value-type="float">
            <text:p>0.000756</text:p>
          </table:table-cell>
          <table:table-cell table:style-name="ce1" table:formula="of:=0.00035*0.7" office:value-type="float" office:value="0.000245" calcext:value-type="float">
            <text:p>0.000245</text:p>
          </table:table-cell>
          <table:table-cell table:style-name="ce1"/>
          <table:table-cell table:style-name="ce1" table:formula="of:=SUM([.C3:.G3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table:number-columns-repeated="2"/>
          <table:table-cell table:style-name="ce1" table:formula="of:=[.C3]*[.$A3]*(1/[.$I3])" office:value-type="float" office:value="276445.643309704" calcext:value-type="float">
            <text:p>276445.643309704</text:p>
          </table:table-cell>
          <table:table-cell table:style-name="ce1" table:formula="of:=[.D3]*[.$A3]*(1/[.$I3])" office:value-type="float" office:value="15078.8532714384" calcext:value-type="float">
            <text:p>15078.8532714384</text:p>
          </table:table-cell>
          <table:table-cell table:style-name="ce1" table:formula="of:=[.E3]*[.$A3]*(1/[.$I3])" office:value-type="float" office:value="11213.1836145788" calcext:value-type="float">
            <text:p>11213.1836145788</text:p>
          </table:table-cell>
          <table:table-cell table:style-name="ce1" table:formula="of:=[.F3]*[.$A3]*(1/[.$I3])" office:value-type="float" office:value="575.738034000377" calcext:value-type="float">
            <text:p>575.7380340004</text:p>
          </table:table-cell>
          <table:table-cell table:style-name="ce1" table:formula="of:=[.G3]*[.$A3]*(1/[.$I3])" office:value-type="float" office:value="186.5817702779" calcext:value-type="float">
            <text:p>186.5817702779</text:p>
          </table:table-cell>
          <table:table-cell table:style-name="ce1"/>
          <table:table-cell table:style-name="ce1" table:formula="of:=SUM([.C5:.G5])" office:value-type="float" office:value="303500" calcext:value-type="float">
            <text:p>303500</text:p>
          </table:table-cell>
          <table:table-cell table:formula="of:=[.A3]-[.I5]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Number from straight scale:</text:p>
          </table:table-cell>
          <table:table-cell table:style-name="ce1"/>
          <table:table-cell table:style-name="ce1" office:value-type="float" office:value="70339.4" calcext:value-type="float">
            <text:p>70339.4</text:p>
          </table:table-cell>
          <table:table-cell table:style-name="ce1" office:value-type="float" office:value="192525" calcext:value-type="float">
            <text:p>192525</text:p>
          </table:table-cell>
          <table:table-cell table:style-name="ce1" office:value-type="float" office:value="6724.6" calcext:value-type="float">
            <text:p>6724.6</text:p>
          </table:table-cell>
          <table:table-cell table:style-name="ce1"/>
          <table:table-cell table:style-name="ce1" office:value-type="float" office:value="33910" calcext:value-type="float">
            <text:p>33910</text:p>
          </table:table-cell>
          <table:table-cell table:style-name="ce1"/>
          <table:table-cell table:style-name="ce1" table:formula="of:=[.G7]+[.F7]+[.E7]+[.D7]+[.C7]" office:value-type="float" office:value="303499" calcext:value-type="float">
            <text:p>303499</text:p>
          </table:table-cell>
          <table:table-cell table:formula="of:=[.A3]-[.I7]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1" office:value-type="string" calcext:value-type="string">
            <text:p>Scale Factors</text:p>
          </table:table-cell>
          <table:table-cell table:style-name="ce1"/>
          <table:table-cell table:style-name="ce1" table:formula="of:=[.C7]/[.C5]" office:value-type="float" office:value="0.254442063755724" calcext:value-type="float">
            <text:p>0.2544420638</text:p>
          </table:table-cell>
          <table:table-cell table:style-name="ce1" table:formula="of:=[.D7]/[.D5]" office:value-type="float" office:value="12.7678807223803" calcext:value-type="float">
            <text:p>12.7678807224</text:p>
          </table:table-cell>
          <table:table-cell table:style-name="ce1" table:formula="of:=[.E7]/[.E5]" office:value-type="float" office:value="0.599704796705286" calcext:value-type="float">
            <text:p>0.5997047967</text:p>
          </table:table-cell>
          <table:table-cell table:style-name="ce1" table:formula="of:=[.F7]/[.F5]" office:value-type="float" office:value="0" calcext:value-type="float">
            <text:p>0</text:p>
          </table:table-cell>
          <table:table-cell table:style-name="ce1" table:formula="of:=[.G7]/[.G5]" office:value-type="float" office:value="181.743371549608" calcext:value-type="float">
            <text:p>181.7433715496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9"/>
          <table:table-cell/>
        </table:table-row>
        <table:table-row table:style-name="ro1">
          <table:table-cell table:style-name="ce2" office:value-type="string" calcext:value-type="string">
            <text:p>New Total</text:p>
          </table:table-cell>
          <table:table-cell table:style-name="ce2"/>
          <table:table-cell table:style-name="ce2" table:formula="of:=[.C7]*(1/[.C9])" office:value-type="float" office:value="276445.643309704" calcext:value-type="float">
            <text:p>276445.643309704</text:p>
          </table:table-cell>
          <table:table-cell table:style-name="ce2" table:formula="of:=[.D7]*(1/[.D9])" office:value-type="float" office:value="15078.8532714384" calcext:value-type="float">
            <text:p>15078.8532714384</text:p>
          </table:table-cell>
          <table:table-cell table:style-name="ce2" table:formula="of:=[.E7]*(1/[.E9])" office:value-type="float" office:value="11213.1836145788" calcext:value-type="float">
            <text:p>11213.1836145788</text:p>
          </table:table-cell>
          <table:table-cell table:style-name="ce2" table:formula="of:=[.F7]*(1/[.F9])" office:value-type="string" office:string-value="" calcext:value-type="error">
            <text:p>#DIV/0!</text:p>
          </table:table-cell>
          <table:table-cell table:style-name="ce2" table:formula="of:=[.G7]*(1/[.G9])" office:value-type="float" office:value="186.5817702779" calcext:value-type="float">
            <text:p>186.5817702779</text:p>
          </table:table-cell>
          <table:table-cell table:style-name="ce2"/>
          <table:table-cell table:style-name="ce2" table:formula="of:=[.C11]+[.D11]+[.E11]+[.G11]" office:value-type="float" office:value="302924.261966" calcext:value-type="float">
            <text:p>302924.261966</text:p>
          </table:table-cell>
          <table:table-cell table:formula="of:=[.A3]-[.I11]" office:value-type="float" office:value="575.738034000446" calcext:value-type="float">
            <text:p>575.738034000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Track Z Length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17:.G17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7]*[.$A16]*(1/[.$I17])" office:value-type="float" office:value="2950.27162662317" calcext:value-type="float">
            <text:p>2950.2716266232</text:p>
          </table:table-cell>
          <table:table-cell table:formula="of:=[.D17]*[.$A16]*(1/[.$I17])" office:value-type="float" office:value="160.923906906719" calcext:value-type="float">
            <text:p>160.9239069067</text:p>
          </table:table-cell>
          <table:table-cell table:formula="of:=[.E17]*[.$A16]*(1/[.$I17])" office:value-type="float" office:value="119.668868954269" calcext:value-type="float">
            <text:p>119.6688689543</text:p>
          </table:table-cell>
          <table:table-cell table:formula="of:=[.F17]*[.$A16]*(1/[.$I17])" office:value-type="float" office:value="6.14436735462016" calcext:value-type="float">
            <text:p>6.1443673546</text:p>
          </table:table-cell>
          <table:table-cell table:formula="of:=[.G17]*[.$A16]*(1/[.$I17])" office:value-type="float" office:value="1.9912301612195" calcext:value-type="float">
            <text:p>1.9912301612</text:p>
          </table:table-cell>
          <table:table-cell/>
          <table:table-cell table:formula="of:=SUM([.C19:.G19])" office:value-type="float" office:value="3239" calcext:value-type="float">
            <text:p>32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umber from straight scale:</text:p>
          </table:table-cell>
          <table:table-cell/>
          <table:table-cell office:value-type="float" office:value="895.97" calcext:value-type="float">
            <text:p>895.97</text:p>
          </table:table-cell>
          <table:table-cell office:value-type="float" office:value="1509.32" calcext:value-type="float">
            <text:p>1509.32</text:p>
          </table:table-cell>
          <table:table-cell office:value-type="float" office:value="151.657" calcext:value-type="float">
            <text:p>151.657</text:p>
          </table:table-cell>
          <table:table-cell/>
          <table:table-cell office:value-type="float" office:value="682.052" calcext:value-type="float">
            <text:p>682.0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21]/[.C19]" office:value-type="float" office:value="0.303690681195179" calcext:value-type="float">
            <text:p>0.3036906812</text:p>
          </table:table-cell>
          <table:table-cell table:formula="of:=[.D21]/[.D19]" office:value-type="float" office:value="9.37909120535394" calcext:value-type="float">
            <text:p>9.3790912054</text:p>
          </table:table-cell>
          <table:table-cell table:formula="of:=[.E21]/[.E19]" office:value-type="float" office:value="1.2673053679312" calcext:value-type="float">
            <text:p>1.2673053679</text:p>
          </table:table-cell>
          <table:table-cell table:formula="of:=[.F21]/[.F19]" office:value-type="float" office:value="0" calcext:value-type="float">
            <text:p>0</text:p>
          </table:table-cell>
          <table:table-cell table:formula="of:=[.G21]/[.G19]" office:value-type="float" office:value="342.527957482468" calcext:value-type="float">
            <text:p>342.52795748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formula="of:=[.C21]*(1/[.C23])" office:value-type="float" office:value="2950.27162662317" calcext:value-type="float">
            <text:p>2950.2716266232</text:p>
          </table:table-cell>
          <table:table-cell table:style-name="Default" table:formula="of:=[.D21]*(1/[.D23])" office:value-type="float" office:value="160.923906906719" calcext:value-type="float">
            <text:p>160.9239069067</text:p>
          </table:table-cell>
          <table:table-cell table:style-name="Default" table:formula="of:=[.E21]*(1/[.E23])" office:value-type="float" office:value="119.668868954269" calcext:value-type="float">
            <text:p>119.6688689543</text:p>
          </table:table-cell>
          <table:table-cell table:style-name="Default" table:formula="of:=[.F21]*(1/[.F23])" office:value-type="string" office:string-value="" calcext:value-type="error">
            <text:p>#DIV/0!</text:p>
          </table:table-cell>
          <table:table-cell table:style-name="Default" table:formula="of:=[.G21]*(1/[.G23])" office:value-type="float" office:value="1.9912301612195" calcext:value-type="float">
            <text:p>1.9912301612</text:p>
          </table:table-cell>
          <table:table-cell table:style-name="Default"/>
          <table:table-cell table:style-name="Default" table:formula="of:=[.C25]+[.D25]+[.E25]+[.G25]" office:value-type="float" office:value="3232.85563264538" calcext:value-type="float">
            <text:p>3232.855632645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Interacting K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office:value-type="float" office:value="1733.4" calcext:value-type="float">
            <text:p>1733.4</text:p>
          </table:table-cell>
          <table:table-cell/>
          <table:table-cell office:value-type="string" calcext:value-type="string">
            <text:p>Pion</text:p>
          </table:table-cell>
          <table:table-cell office:value-type="string" calcext:value-type="string">
            <text:p>Muo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Kaon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formula="of:=0.484*0.75" office:value-type="float" office:value="0.363" calcext:value-type="float">
            <text:p>0.363</text:p>
          </table:table-cell>
          <table:table-cell table:formula="of:=0.022*0.9" office:value-type="float" office:value="0.0198" calcext:value-type="float">
            <text:p>0.0198</text:p>
          </table:table-cell>
          <table:table-cell table:formula="of:=0.409*0.036" office:value-type="float" office:value="0.014724" calcext:value-type="float">
            <text:p>0.014724</text:p>
          </table:table-cell>
          <table:table-cell table:formula="of:=0.084*0.009" office:value-type="float" office:value="0.000756" calcext:value-type="float">
            <text:p>0.000756</text:p>
          </table:table-cell>
          <table:table-cell table:formula="of:=0.00035*0.7" office:value-type="float" office:value="0.000245" calcext:value-type="float">
            <text:p>0.000245</text:p>
          </table:table-cell>
          <table:table-cell/>
          <table:table-cell table:formula="of:=SUM([.C31:.G31])" office:value-type="float" office:value="0.398525" calcext:value-type="float">
            <text:p>0.3985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31]*[.$A30]*(1/[.$I31])" office:value-type="float" office:value="1578.88262969701" calcext:value-type="float">
            <text:p>1578.882629697</text:p>
          </table:table-cell>
          <table:table-cell table:formula="of:=[.D31]*[.$A30]*(1/[.$I31])" office:value-type="float" office:value="86.1208707107459" calcext:value-type="float">
            <text:p>86.1208707107</text:p>
          </table:table-cell>
          <table:table-cell table:formula="of:=[.E31]*[.$A30]*(1/[.$I31])" office:value-type="float" office:value="64.0426111285365" calcext:value-type="float">
            <text:p>64.0426111285</text:p>
          </table:table-cell>
          <table:table-cell table:formula="of:=[.F31]*[.$A30]*(1/[.$I31])" office:value-type="float" office:value="3.28825142713757" calcext:value-type="float">
            <text:p>3.2882514271</text:p>
          </table:table-cell>
          <table:table-cell table:formula="of:=[.G31]*[.$A30]*(1/[.$I31])" office:value-type="float" office:value="1.06563703657236" calcext:value-type="float">
            <text:p>1.0656370366</text:p>
          </table:table-cell>
          <table:table-cell/>
          <table:table-cell table:formula="of:=SUM([.C33:.G33])" office:value-type="float" office:value="1733.4" calcext:value-type="float">
            <text:p>1733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Number from straight scale:</text:p>
          </table:table-cell>
          <table:table-cell/>
          <table:table-cell office:value-type="float" office:value="826.7" calcext:value-type="float">
            <text:p>826.7</text:p>
          </table:table-cell>
          <table:table-cell office:value-type="float" office:value="82.6194" calcext:value-type="float">
            <text:p>82.6194</text:p>
          </table:table-cell>
          <table:table-cell office:value-type="float" office:value="241.41" calcext:value-type="float">
            <text:p>241.41</text:p>
          </table:table-cell>
          <table:table-cell/>
          <table:table-cell office:value-type="float" office:value="582.619" calcext:value-type="float">
            <text:p>582.61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le Factors</text:p>
          </table:table-cell>
          <table:table-cell/>
          <table:table-cell table:formula="of:=[.C35]/[.C33]" office:value-type="float" office:value="0.523598134814268" calcext:value-type="float">
            <text:p>0.5235981348</text:p>
          </table:table-cell>
          <table:table-cell table:formula="of:=[.D35]/[.D33]" office:value-type="float" office:value="0.959342367513837" calcext:value-type="float">
            <text:p>0.9593423675</text:p>
          </table:table-cell>
          <table:table-cell table:formula="of:=[.E35]/[.E33]" office:value-type="float" office:value="3.76952150678989" calcext:value-type="float">
            <text:p>3.7695215068</text:p>
          </table:table-cell>
          <table:table-cell table:formula="of:=[.F35]/[.F33]" office:value-type="float" office:value="0" calcext:value-type="float">
            <text:p>0</text:p>
          </table:table-cell>
          <table:table-cell table:formula="of:=[.G35]/[.G33]" office:value-type="float" office:value="546.733062013313" calcext:value-type="float">
            <text:p>546.73306201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New Total</text:p>
          </table:table-cell>
          <table:table-cell/>
          <table:table-cell table:style-name="Default" table:formula="of:=[.C35]*(1/[.C37])" office:value-type="float" office:value="1578.88262969701" calcext:value-type="float">
            <text:p>1578.882629697</text:p>
          </table:table-cell>
          <table:table-cell table:style-name="Default" table:formula="of:=[.D35]*(1/[.D37])" office:value-type="float" office:value="86.1208707107459" calcext:value-type="float">
            <text:p>86.1208707107</text:p>
          </table:table-cell>
          <table:table-cell table:style-name="Default" table:formula="of:=[.E35]*(1/[.E37])" office:value-type="float" office:value="64.0426111285365" calcext:value-type="float">
            <text:p>64.0426111285</text:p>
          </table:table-cell>
          <table:table-cell table:style-name="Default" table:formula="of:=[.F35]*(1/[.F37])" office:value-type="string" office:string-value="" calcext:value-type="error">
            <text:p>#DIV/0!</text:p>
          </table:table-cell>
          <table:table-cell table:style-name="Default" table:formula="of:=[.G35]*(1/[.G37])" office:value-type="float" office:value="1.06563703657236" calcext:value-type="float">
            <text:p>1.0656370366</text:p>
          </table:table-cell>
          <table:table-cell table:style-name="Default"/>
          <table:table-cell table:style-name="Default" table:formula="of:=[.G39]+[.E39]+[.D39]+[.C39]" office:value-type="float" office:value="1730.11174857286" calcext:value-type="float">
            <text:p>1730.11174857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6-11-10T11:50:50.212974670</dc:date>
    <meta:editing-duration>PT42M23S</meta:editing-duration>
    <meta:editing-cycles>2</meta:editing-cycles>
    <meta:generator>LibreOffice/5.1.4.2$Linux_X86_64 LibreOffice_project/10m0$Build-2</meta:generator>
    <meta:document-statistic meta:table-count="1" meta:cell-count="120" meta:object-count="0"/>
  </office:meta>
</office:document-meta>
</file>